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ce89"/>
    </style:style>
    <style:style style:name="P2" style:family="paragraph" style:parent-style-name="Standard">
      <style:text-properties officeooo:paragraph-rsid="0006bd1f"/>
    </style:style>
    <style:style style:name="P3" style:family="paragraph" style:parent-style-name="Standard">
      <style:text-properties officeooo:paragraph-rsid="000a61eb"/>
    </style:style>
    <style:style style:name="P4" style:family="paragraph" style:parent-style-name="Standard">
      <style:text-properties officeooo:paragraph-rsid="000ef129"/>
    </style:style>
    <style:style style:name="P5" style:family="paragraph" style:parent-style-name="Standard">
      <style:text-properties officeooo:rsid="0005ce89" officeooo:paragraph-rsid="0005ce89"/>
    </style:style>
    <style:style style:name="P6" style:family="paragraph" style:parent-style-name="Standard">
      <style:text-properties officeooo:rsid="000c7579" officeooo:paragraph-rsid="000c7579"/>
    </style:style>
    <style:style style:name="P7" style:family="paragraph" style:parent-style-name="Standard">
      <style:text-properties officeooo:rsid="0006bd1f" officeooo:paragraph-rsid="0006bd1f"/>
    </style:style>
    <style:style style:name="P8" style:family="paragraph" style:parent-style-name="Standard">
      <style:text-properties officeooo:rsid="0008723d" officeooo:paragraph-rsid="0008723d"/>
    </style:style>
    <style:style style:name="P9" style:family="paragraph" style:parent-style-name="Standard">
      <style:text-properties officeooo:rsid="0009e6c2" officeooo:paragraph-rsid="0009e6c2"/>
    </style:style>
    <style:style style:name="P10" style:family="paragraph" style:parent-style-name="Standard">
      <style:text-properties officeooo:rsid="000a61eb" officeooo:paragraph-rsid="000a61eb"/>
    </style:style>
    <style:style style:name="P11" style:family="paragraph" style:parent-style-name="Standard">
      <style:text-properties officeooo:rsid="000eb394" officeooo:paragraph-rsid="000eb394"/>
    </style:style>
    <style:style style:name="P12" style:family="paragraph" style:parent-style-name="Standard">
      <style:text-properties officeooo:rsid="000ef129" officeooo:paragraph-rsid="000ef129"/>
    </style:style>
    <style:style style:name="T1" style:family="text">
      <style:text-properties officeooo:rsid="0005ce89"/>
    </style:style>
    <style:style style:name="T2" style:family="text">
      <style:text-properties officeooo:rsid="0006bd1f"/>
    </style:style>
    <style:style style:name="T3" style:family="text">
      <style:text-properties officeooo:rsid="000a61eb"/>
    </style:style>
    <style:style style:name="T4" style:family="text">
      <style:text-properties officeooo:rsid="000acf00"/>
    </style:style>
    <style:style style:name="T5" style:family="text">
      <style:text-properties officeooo:rsid="000ef129"/>
    </style:style>
    <style:style style:name="T6" style:family="text">
      <style:text-properties officeooo:rsid="000f522a"/>
    </style:style>
    <style:style style:name="T7" style:family="text">
      <style:text-properties officeooo:rsid="0010af81"/>
    </style:style>
    <style:style style:name="T8" style:family="text">
      <style:text-properties officeooo:rsid="001260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Project: Simple Patient Ping</text:p>
      <text:p text:style-name="P1"><text:span text:style-name="T1">Open Source Interface and </text:span><text:span text:style-name="T2">Possible </text:span><text:span text:style-name="T1">Application</text:span></text:p>
      <text:p text:style-name="P5"/>
      <text:p text:style-name="P5">Author: Dave Thall</text:p>
      <text:p text:style-name="P5">Date: 04/04/2015</text:p>
      <text:p text:style-name="P6"/>
      <text:p text:style-name="P5"/>
      <text:p text:style-name="P5">Hello, <text:s/>my name is Dave Thall and I wanted to get something out there to share. If your a IT person</text:p>
      <text:p text:style-name="P5">and love what you do; have you ever had one of those days, where you sit down at your computer.</text:p>
      <text:p text:style-name="P1"><text:span text:style-name="T1">Then ask yourself, man I want to build something cool today but, I don</text:span><text:span text:style-name="T2">'</text:span><text:span text:style-name="T1">t know what. Well with a bad head cold and half a bottle of night </text:span><text:span text:style-name="T6">Q </text:span><text:span text:style-name="T1"><text:s/>this is one idea to share. </text:span></text:p>
      <text:p text:style-name="P5"/>
      <text:p text:style-name="P1"><text:span text:style-name="T1">Simple Patient Ping is a very basic outbound interface that queries a My</text:span><text:span text:style-name="T2">S</text:span><text:span text:style-name="T1">ql database using Mirth.</text:span></text:p>
      <text:p text:style-name="P5"/>
      <text:p text:style-name="P5">Basically PHI (patient data from a hospital) is in one table called patient ping and Mirth query's </text:p>
      <text:p text:style-name="P5">the database and writes the output to a local drive. This interface is more of a way to show how</text:p>
      <text:p text:style-name="P1"><text:span text:style-name="T1">to query a database and get the data. Once it</text:span><text:span text:style-name="T2">'s</text:span><text:span text:style-name="T1"> outbound of the DB, you can use Mirth to send to</text:span></text:p>
      <text:p text:style-name="P5">a HIS or application. Its for you to decide what you want to build the data around. <text:s/></text:p>
      <text:p text:style-name="P5"/>
      <text:p text:style-name="P5">Well this is only an idea. If you have some HIE experience, you may have built a ETL package to</text:p>
      <text:p text:style-name="P2"><text:span text:style-name="T1">move doctor email address</text:span><text:span text:style-name="T6">es</text:span><text:span text:style-name="T1"> to get everyone happy and in sync. </text:span><text:span text:style-name="T2">This idea is the next level but, with</text:span></text:p>
      <text:p text:style-name="P2"><text:span text:style-name="T2">patients location outside of a HIE. Why</text:span><text:span text:style-name="T1"> </text:span><text:span text:style-name="T2">should all the docs have the fun and know where you are.</text:span></text:p>
      <text:p text:style-name="P7"/>
      <text:p text:style-name="P7">Simple Patient Ping (once completed) could email your love one to let you know that your in a hospital or ER in real time <text:span text:style-name="T6">as a backup</text:span>. The SPP database could interface with state HIE's and hospital EMR/ HIS only capturing a small ADT event type. The patients name, MRN and location. Then comparing the list with a love one table. If there is a match, (if your MPI is configured) can email or text your fiend or family member. That you are in ER or in the hospital in real time<text:span text:style-name="T6"> sending a alert to your smart phone</text:span>. I think some of us can relate. </text:p>
      <text:p text:style-name="P7"/>
      <text:p text:style-name="P7">This is a very basic idea and I have tried to list my code and results below, for more information please </text:p>
      <text:p text:style-name="P2"><text:span text:style-name="T2">email me at </text:span><text:a xlink:type="simple" xlink:href="mailto:thalldave@gmail.com"><text:span text:style-name="T2">thalldave@gmail.com</text:span></text:a><text:span text:style-name="T2"> .</text:span></text:p>
      <text:p text:style-name="P7"/>
      <text:p text:style-name="P7">Happy coding.</text:p>
      <text:p text:style-name="P7"/>
      <text:p text:style-name="P7">Thanks,</text:p>
      <text:p text:style-name="P7"/>
      <text:p text:style-name="P7">Dave<text:span text:style-name="T7"> Thal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This is very basic but its more of the idea than the code and configuration. </text:p>
      <text:p text:style-name="P8"/>
      <text:p text:style-name="P8">Using VM with MySql Workbench56 and Mirth (3.0.1) since they are open source.</text:p>
      <text:p text:style-name="P8">This is <text:span text:style-name="T8">available</text:span> to everyone. If I can install it I am sure you guys can. <text:s/></text:p>
      <text:p text:style-name="P8"/>
      <text:p text:style-name="P8">First I built a database called simple_patient_ping in mysql and than a table called </text:p>
      <text:p text:style-name="P8">patinet_ping. I have listed the sql below to build the database and table. (I am not a</text:p>
      <text:p text:style-name="P8">DBA, if this is very basic please forgive me)</text:p>
      <text:p text:style-name="P8"/>
      <text:p text:style-name="P8">–</text:p>
      <text:p text:style-name="P9">create database simple_patient_ping; </text:p>
      <text:p text:style-name="P9"/>
      <text:p text:style-name="P9">use simple_patient_ping; </text:p>
      <text:p text:style-name="P9"/>
      <text:p text:style-name="P9">create table patient_ping (event_type varchar(7), </text:p>
      <text:p text:style-name="P9">patient_name varchar(50), </text:p>
      <text:p text:style-name="P9">patient_mrn varchar(12),patient_sex varchar(1), </text:p>
      <text:p text:style-name="P9">patient_dob varchar(12),patient_admin varchar(12), </text:p>
      <text:p text:style-name="P9">patient_death varchar(12), </text:p>
      <text:p text:style-name="P9">patient_location varchar(50), </text:p>
      <text:p text:style-name="P9">patient_ping_date varchar(12), </text:p>
      <text:p text:style-name="P9">new_patient_date DATE); <text:s/></text:p>
      <text:p text:style-name="P8">--</text:p>
      <text:p text:style-name="Standard"/>
      <text:p text:style-name="P9">Display the new table you built</text:p>
      <text:p text:style-name="P9"/>
      <text:p text:style-name="P9">–</text:p>
      <text:p text:style-name="P9">describe patient_ping;</text:p>
      <text:p text:style-name="P9">--</text:p>
      <text:p text:style-name="P5"/>
      <text:p text:style-name="P9">Load data into your new table. Using the data elements listed above I buil<text:span text:style-name="T8">t</text:span> a text and loaded the data directly into the table using the command below.</text:p>
      <text:p text:style-name="P9"/>
      <text:p text:style-name="P9">–</text:p>
      <text:p text:style-name="P9">load data local infile '/tmp/patient_data.txt' </text:p>
      <text:p text:style-name="P9">into table patient_ping fields terminated by ',' lines terminated by '\r\n';</text:p>
      <text:p text:style-name="P9">–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Display the data from your table.</text:p>
      <text:p text:style-name="P9"/>
      <text:p text:style-name="P9">–</text:p>
      <text:p text:style-name="P9">select * from patient_ping;</text:p>
      <text:p text:style-name="P9">–</text:p>
      <text:p text:style-name="P9"/>
      <text:p text:style-name="P9">If the formating is not correct you can try to remove the data from the table using the command below.</text:p>
      <text:p text:style-name="P9"/>
      <text:p text:style-name="P9">–</text:p>
      <text:p text:style-name="P9">truncate table patient_ping;</text:p>
      <text:p text:style-name="P9">–</text:p>
      <text:p text:style-name="P9"/>
      <text:p text:style-name="P9">In the MySql database I am only saving the following elements for testing.</text:p>
      <text:p text:style-name="P9"/>
      <text:p text:style-name="P9">event_type varchar(7) = A01 </text:p>
      <text:p text:style-name="P9">patient_name varchar(50) = Dave Thall</text:p>
      <text:p text:style-name="P9">patient_mrn varchar(12) = 999</text:p>
      <text:p text:style-name="P9">patient_sex varchar(1) = M</text:p>
      <text:p text:style-name="P9">patient_dob varchar(12) = 99999999</text:p>
      <text:p text:style-name="P9">patient_admin varchar(12) = 11111111</text:p>
      <text:p text:style-name="P9">patient_death varchar(12) = y/n</text:p>
      <text:p text:style-name="P9">patient_location varchar(50) = NMH</text:p>
      <text:p text:style-name="P9">patient_ping_date varchar(12) = 01012001</text:p>
      <text:p text:style-name="P9">new_patient_date DATE) = 01012001</text:p>
      <text:p text:style-name="P9"/>
      <text:p text:style-name="P10">Inbound test data to build database:</text:p>
      <text:p text:style-name="P10"/>
      <text:p text:style-name="P10">A01,Dave Thall,111,M,09041960,04011999,N,CDH,04042015,04042015</text:p>
      <text:p text:style-name="P10">A03,Dave Test,222,M,09041960,04011999,N,EHM,04042015,04042015</text:p>
      <text:p text:style-name="P10">A08,Test Test,333,O,09041960,04011999,N,RUSH,04042015,04042015</text:p>
      <text:p text:style-name="P10">A04,Snow Bird,444,F,09041960,04011999,N,SKY,04042015,04042015</text:p>
      <text:p text:style-name="P10">A05,Louis Dave,555,F,09041960,04011999,N,HOME,04042015,04042015</text:p>
      <text:p text:style-name="P10"/>
      <text:p text:style-name="P10">We have data in our table and database, lets build the Mirth interface <text:span text:style-name="T8">to query the database.</text:span></text:p>
      <text:p text:style-name="P10"/>
      <text:p text:style-name="P10">In Mirth build a new channel called simple_patient_ping.</text:p>
      <text:p text:style-name="P10">In the source, configure the connector to Database Reader, polling 9000, driver mysql. </text:p>
      <text:p text:style-name="P10">In the url, try using jdbc:mysql://localhost/simple_patient_ping .</text:p>
      <text:p text:style-name="P10">I built an extra user for mysql called patientping, password admin .</text:p>
      <text:p text:style-name="P10">In the SQL, using the select tab/ sql creation/ get tables/ I only picked event_type and</text:p>
      <text:p text:style-name="P10">patient_name from the patient ping table. </text:p>
      <text:p text:style-name="P10"/>
      <text:p text:style-name="P10">In the destinations tad in mirth. Build a connector type: file writer and file name: test.txt.</text:p>
      <text:p text:style-name="P10">The template should have ${message.encodeData} and ascii. One built deploy the channel</text:p>
      <text:p text:style-name="P3"><text:span text:style-name="T3">and test. I was saving the data </text:span><text:span text:style-name="T4">in </text:span><text:a xlink:type="simple" xlink:href="../../../../../c:/tmp"><text:span text:style-name="T4">c:\tmp</text:span></text:a><text:span text:style-name="T4">. </text:span></text:p>
      <text:p text:style-name="P10"/>
      <text:p text:style-name="P10">I have attached a copy of the mirth test channel, test data and screen prints. </text:p>
      <text:p text:style-name="P9"><text:soft-page-break/></text:p>
      <text:p text:style-name="P9"/>
      <text:p text:style-name="P9"/>
      <text:p text:style-name="P11">Test data used for building database: patient_data.txt</text:p>
      <text:p text:style-name="P11"/>
      <text:p text:style-name="P11">Sql script used for building database: simple_patient_ping.txt</text:p>
      <text:p text:style-name="P11"/>
      <text:p text:style-name="P11">Mirth test channel: simple_patient_ping.xml</text:p>
      <text:p text:style-name="P11"/>
      <text:p text:style-name="P11">Outbound test data from interface: test.txt</text:p>
      <text:p text:style-name="P11"/>
      <text:p text:style-name="P11"/>
      <text:p text:style-name="P4"><text:span text:style-name="T5">If you have any questions please contact me on Linked in or at </text:span><text:a xlink:type="simple" xlink:href="mailto:thalldave@gmail.com"><text:span text:style-name="T5">thalldave@gmail.com</text:span></text:a></text:p>
      <text:p text:style-name="P12"/>
      <text:p text:style-name="P12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thall</meta:initial-creator>
    <meta:creation-date>2015-04-04T15:47:14</meta:creation-date>
    <dc:date>2015-04-04T17:44:49</dc:date>
    <dc:creator>dave thall</dc:creator>
    <meta:editing-duration>PT23M21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4" meta:paragraph-count="89" meta:word-count="821" meta:character-count="5105" meta:non-whitespace-character-count="4344"/>
  </office:meta>
</office:document-meta>
</file>